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2a3" officeooo:paragraph-rsid="001d8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LargeNum(in a int,in b int,in c int)</text:p>
      <text:p text:style-name="P1"><text:s text:c="4"/>-&gt; begin</text:p>
      <text:p text:style-name="P1"><text:s text:c="4"/>-&gt; if a &gt; b and a &gt; c then</text:p>
      <text:p text:style-name="P1"><text:s text:c="4"/>-&gt; select concat(a,'is largest') as result;</text:p>
      <text:p text:style-name="P1"><text:s text:c="4"/>-&gt; elseif b &gt; c then</text:p>
      <text:p text:style-name="P1"><text:s text:c="4"/>-&gt; select concat(b,'is largest') as result;</text:p>
      <text:p text:style-name="P1"><text:s text:c="4"/>-&gt; else</text:p>
      <text:p text:style-name="P1"><text:s text:c="4"/>-&gt; select concat(c,'is largest') as result;</text:p>
      <text:p text:style-name="P1"><text:s text:c="4"/>-&gt; end if;</text:p>
      <text:p text:style-name="P1"><text:s text:c="4"/>-&gt; end //</text:p>
      <text:p text:style-name="P1">Query OK, 0 rows affected (0.27 sec)</text:p>
      <text:p text:style-name="P1"/>
      <text:p text:style-name="P1">mysql&gt; delimiter ;</text:p>
      <text:p text:style-name="P1">mysql&gt; call LargeNum(3,6,9);</text:p>
      <text:p text:style-name="P1">+-------------+</text:p>
      <text:p text:style-name="P1">| result <text:s text:c="5"/>|</text:p>
      <text:p text:style-name="P1">+-------------+</text:p>
      <text:p text:style-name="P1">| 9is largest |</text:p>
      <text:p text:style-name="P1">+-------------+</text:p>
      <text:p text:style-name="P1">1 row in set (0.03 sec)</text:p>
      <text:p text:style-name="P1"/>
      <text:p text:style-name="P1">Query OK, 0 rows affected (0.03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1:40:13.586537977</meta:creation-date>
    <dc:date>2024-03-22T11:40:38.246854585</dc:date>
    <meta:editing-duration>PT27S</meta:editing-duration>
    <meta:editing-cycles>1</meta:editing-cycles>
    <meta:document-statistic meta:table-count="0" meta:image-count="0" meta:object-count="0" meta:page-count="1" meta:paragraph-count="21" meta:word-count="96" meta:character-count="540" meta:non-whitespace-character-count="427"/>
    <meta:generator>LibreOffice/5.1.6.2$Linux_X86_64 LibreOffice_project/10m0$Build-2</meta:generator>
  </office:meta>
</office:document-meta>
</file>